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7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Calibri" fo:font-size="10pt" fo:language="ru" fo:country="RU" style:letter-kerning="fals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Frame_20_contents">
      <style:paragraph-properties fo:margin-left="0.199cm" fo:margin-right="0.199cm" fo:margin-top="0cm" fo:margin-bottom="0cm" style:contextual-spacing="true" fo:line-height="100%" fo:text-align="center" style:justify-single-word="false" fo:orphans="0" fo:widows="0" fo:hyphenation-ladder-count="no-limit" fo:text-indent="0cm" style:auto-text-indent="false"/>
      <style:text-properties style:font-name="Calibri" fo:font-size="10pt" fo:language="en" fo:country="US" style:letter-kerning="fals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Heading_20_1" style:master-page-name="Converted2">
      <style:paragraph-properties style:page-number="2"/>
    </style:style>
    <style:style style:name="P10" style:family="paragraph" style:parent-style-name="Heading_20_1" style:master-page-name="Converted2">
      <style:paragraph-properties style:page-number="2"/>
    </style:style>
    <style:style style:name="P11" style:family="paragraph" style:parent-style-name="Heading_20_2">
      <style:text-properties officeooo:paragraph-rsid="0009ab67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3"/>
    <style:style style:name="P14" style:family="paragraph" style:parent-style-name="List_20_Paragraph" style:list-style-name="WWNum14"/>
    <style:style style:name="P15" style:family="paragraph" style:parent-style-name="List_20_Paragraph" style:list-style-name="WWNum15"/>
    <style:style style:name="P16" style:family="paragraph" style:parent-style-name="List_20_Paragraph" style:list-style-name="WWNum16"/>
    <style:style style:name="P17" style:family="paragraph" style:parent-style-name="List_20_Paragraph" style:list-style-name="WWNum17"/>
    <style:style style:name="P18" style:family="paragraph" style:parent-style-name="List_20_Paragraph" style:list-style-name="WWNum18"/>
    <style:style style:name="P19" style:family="paragraph" style:parent-style-name="List_20_Paragraph" style:list-style-name="WWNum19"/>
    <style:style style:name="P20" style:family="paragraph" style:parent-style-name="List_20_Paragraph" style:list-style-name="WWNum20"/>
    <style:style style:name="P21" style:family="paragraph" style:parent-style-name="List_20_Paragraph" style:list-style-name="WWNum21"/>
    <style:style style:name="P22" style:family="paragraph" style:parent-style-name="List_20_Paragraph" style:list-style-name="">
      <style:paragraph-properties fo:margin-left="0cm" fo:margin-right="0cm" fo:text-indent="1.251cm" style:auto-text-indent="false"/>
    </style:style>
    <style:style style:name="P23" style:family="paragraph" style:parent-style-name="Standard">
      <style:text-properties style:font-name-complex="Times New Roman1" style:font-weight-complex="bold"/>
    </style:style>
    <style:style style:name="P24" style:family="paragraph" style:parent-style-name="Standard" style:list-style-name="WWNum11"/>
    <style:style style:name="P25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style:font-size-asian="11pt" style:font-name-complex="Arial1"/>
    </style:style>
    <style:style style:name="P26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officeooo:paragraph-rsid="0007bb22" style:font-size-asian="11pt" style:font-name-complex="Arial1"/>
    </style:style>
    <style:style style:name="P27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weight="bold" style:font-weight-asian="bold" style:font-name-complex="Arial1"/>
    </style:style>
    <style:style style:name="P28" style:family="paragraph" style:parent-style-name="Standard">
      <style:paragraph-properties fo:margin-top="0cm" fo:margin-bottom="0.212cm" style:contextual-spacing="true" fo:text-align="end" style:justify-single-word="false"/>
      <style:text-properties style:font-name="Arial" style:font-name-complex="Arial1"/>
    </style:style>
    <style:style style:name="P29" style:family="paragraph" style:parent-style-name="Standard">
      <style:paragraph-properties fo:margin-top="0cm" fo:margin-bottom="0.212cm" style:contextual-spacing="true" fo:text-align="center" style:justify-single-word="false"/>
    </style:style>
    <style:style style:name="P30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 style:master-page-name="Standard">
      <style:paragraph-properties fo:margin-top="0cm" fo:margin-bottom="0.212cm" style:contextual-spacing="true" fo:text-align="center" style:justify-single-word="false" style:page-number="1"/>
      <style:text-properties style:font-name="Arial" fo:font-size="11pt" style:font-size-asian="11pt" style:font-name-complex="Arial1"/>
    </style:style>
    <style:style style:name="P32" style:family="paragraph" style:parent-style-name="Standard">
      <style:paragraph-properties fo:margin-left="0cm" fo:margin-right="0cm" fo:margin-top="0cm" fo:margin-bottom="0.212cm" style:contextual-spacing="true" fo:text-align="end" style:justify-single-word="false" fo:orphans="0" fo:widows="0" fo:hyphenation-ladder-count="no-limit" fo:text-indent="0cm" style:auto-text-indent="false"/>
      <style:text-properties style:font-name="Arial" style:font-name-complex="Arial1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0" fo:widows="0" fo:hyphenation-ladder-count="no-limit" fo:text-indent="0cm" style:auto-text-indent="false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Calibri" fo:language="ru" fo:country="RU" style:letter-kerning="false" style:font-name-asian="Calibri1" style:language-asian="en" style:country-asian="US" style:font-name-complex="F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 style:font-name-complex="Times New Roman1"/>
    </style:style>
    <style:style style:name="T7" style:family="text">
      <style:text-properties fo:font-weight="bold" style:font-weight-asian="bold" style:font-name-complex="Times New Roman1"/>
    </style:style>
    <style:style style:name="T8" style:family="text">
      <style:text-properties style:use-window-font-color="true" loext:opacity="0%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T9" style:family="text">
      <style:text-properties style:use-window-font-color="true" loext:opacity="0%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3pt" style:language-complex="ar" style:country-complex="SA"/>
    </style:style>
    <style:style style:name="T10" style:family="text"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1" style:family="text">
      <style:text-properties style:use-window-font-color="true" loext:opacity="0%" fo:font-size="14pt" fo:language="en" fo:country="US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2" style:family="text">
      <style:text-properties style:use-window-font-color="true" loext:opacity="0%" fo:font-size="14pt" fo:language="en" fo:country="US" officeooo:rsid="0009ab67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T14" style:family="text">
      <style:text-properties style:font-name="Arial" fo:font-size="11pt" style:font-size-asian="11pt" style:font-name-complex="Arial1"/>
    </style:style>
    <style:style style:name="T15" style:family="text">
      <style:text-properties style:font-name-complex="Times New Roman1" style:font-weight-complex="bold"/>
    </style:style>
    <style:style style:name="T16" style:family="text">
      <style:text-properties fo:text-transform="uppercase" style:use-window-font-color="true" loext:opacity="0%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6pt" style:language-complex="ar" style:country-complex="SA"/>
    </style:style>
    <style:style style:name="T17" style:family="text">
      <style:text-properties fo:language="ru" fo:country="RU"/>
    </style:style>
    <style:style style:name="T18" style:family="text">
      <style:text-properties fo:font-size="11pt" style:font-size-asian="11pt" style:font-name-complex="Arial1"/>
    </style:style>
    <style:style style:name="T19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5"/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pan text:style-name="T6">C</text:span><text:span text:style-name="T7">айт</text:span></text:p>
      <text:p text:style-name="P29"><text:span text:style-name="T7">ИНФОРМАЦИОННЫЙ ПОРТАЛ О ПРОЕКТНОМ МЕНЕДЖМЕНТЕ</text:span></text:p>
      <text:p text:style-name="P29"><text:span text:style-name="T8">Анализ ЦА</text:span></text:p>
      <text:p text:style-name="P29"><text:span text:style-name="T7">Листов 1</text:span><text:bookmark text:name="_GoBack"/><text:span text:style-name="T7">3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3"/>
          </table:table-cell>
        </table:table-row>
      </table:table>
      <text:p text:style-name="P2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5"/>
      <text:p text:style-name="P25"/>
      <text:p text:style-name="P25"/>
      <text:p text:style-name="P30"><text:span text:style-name="T19">2020</text:span></text:p>
      <text:table-of-content text:style-name="Sect1" text:protected="true" text:name="Оглавление1">
        <text:table-of-content-source text:outline-level="3" text:use-index-marks="false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9" text:outline-level="1">Содержание</text:h>
          </text:index-title>
          <text:p text:style-name="P1"><text:a xlink:type="simple" xlink:href="#__RefHeading___Toc849_2441561362" text:style-name="Index_20_Link" text:visited-style-name="Index_20_Link">1 Термины, используемые в документе<text:tab/>4</text:a></text:p>
          <text:p text:style-name="P1"><text:a xlink:type="simple" xlink:href="#__RefHeading___Toc851_2441561362" text:style-name="Index_20_Link" text:visited-style-name="Index_20_Link">2 Общие положения<text:tab/>5</text:a></text:p>
          <text:p text:style-name="P3"><text:a xlink:type="simple" xlink:href="#__RefHeading___Toc853_2441561362" text:style-name="Index_20_Link" text:visited-style-name="Index_20_Link">2.1 Основание для разработки программы<text:tab/>5</text:a></text:p>
          <text:p text:style-name="P3"><text:a xlink:type="simple" xlink:href="#__RefHeading___Toc855_2441561362" text:style-name="Index_20_Link" text:visited-style-name="Index_20_Link">2.2 Название проекта<text:tab/>5</text:a></text:p>
          <text:p text:style-name="P3"><text:a xlink:type="simple" xlink:href="#__RefHeading___Toc857_2441561362" text:style-name="Index_20_Link" text:visited-style-name="Index_20_Link">2.3 Заказчики<text:tab/>5</text:a></text:p>
          <text:p text:style-name="P3"><text:a xlink:type="simple" xlink:href="#__RefHeading___Toc859_2441561362" text:style-name="Index_20_Link" text:visited-style-name="Index_20_Link">2.4 Разработчики<text:tab/>5</text:a></text:p>
          <text:p text:style-name="P3"><text:a xlink:type="simple" xlink:href="#__RefHeading___Toc861_2441561362" text:style-name="Index_20_Link" text:visited-style-name="Index_20_Link">2.5 Порядок оформления и предъявления заказчику результатов работ<text:tab/>6</text:a></text:p>
          <text:p text:style-name="P1"><text:a xlink:type="simple" xlink:href="#__RefHeading___Toc863_2441561362" text:style-name="Index_20_Link" text:visited-style-name="Index_20_Link">3 Назначение и цели создания системы<text:tab/>7</text:a></text:p>
          <text:p text:style-name="P3"><text:a xlink:type="simple" xlink:href="#__RefHeading___Toc865_2441561362" text:style-name="Index_20_Link" text:visited-style-name="Index_20_Link">3.1 Назначение системы<text:tab/>7</text:a></text:p>
          <text:p text:style-name="P3"><text:a xlink:type="simple" xlink:href="#__RefHeading___Toc867_2441561362" text:style-name="Index_20_Link" text:visited-style-name="Index_20_Link">3.2 Цели создания системы<text:tab/>7</text:a></text:p>
          <text:p text:style-name="P3"><text:a xlink:type="simple" xlink:href="#__RefHeading___Toc869_2441561362" text:style-name="Index_20_Link" text:visited-style-name="Index_20_Link">3.3 Критерии достижения целей<text:tab/>7</text:a></text:p>
          <text:p text:style-name="P1"><text:a xlink:type="simple" xlink:href="#__RefHeading___Toc871_2441561362" text:style-name="Index_20_Link" text:visited-style-name="Index_20_Link">4 Сегменты целевой аудитории<text:tab/>8</text:a></text:p>
          <text:p text:style-name="P1"><text:a xlink:type="simple" xlink:href="#__RefHeading___Toc911_2441561362" text:style-name="Index_20_Link" text:visited-style-name="Index_20_Link">5 Портреты аудиторий<text:tab/>9</text:a></text:p>
          <text:p text:style-name="P3"><text:a xlink:type="simple" xlink:href="#__RefHeading___Toc913_2441561362" text:style-name="Index_20_Link" text:visited-style-name="Index_20_Link">5.1 Общие характеристики<text:tab/>9</text:a></text:p>
          <text:p text:style-name="P3"><text:a xlink:type="simple" xlink:href="#__RefHeading___Toc915_2441561362" text:style-name="Index_20_Link" text:visited-style-name="Index_20_Link">5.2 Обучающиеся<text:tab/>9</text:a></text:p>
          <text:p text:style-name="P3"><text:a xlink:type="simple" xlink:href="#__RefHeading___Toc917_2441561362" text:style-name="Index_20_Link" text:visited-style-name="Index_20_Link">5.3 Молодые специалисты<text:tab/>9</text:a></text:p>
          <text:p text:style-name="P3"><text:a xlink:type="simple" xlink:href="#__RefHeading___Toc919_2441561362" text:style-name="Index_20_Link" text:visited-style-name="Index_20_Link">5.4 Переквалифицирующиеся<text:tab/>9</text:a></text:p>
          <text:p text:style-name="P3"><text:a xlink:type="simple" xlink:href="#__RefHeading___Toc921_2441561362" text:style-name="Index_20_Link" text:visited-style-name="Index_20_Link">5.5 Специалисты других профессий<text:tab/>10</text:a></text:p>
          <text:p text:style-name="P1"><text:a xlink:type="simple" xlink:href="#__RefHeading___Toc923_2441561362" text:style-name="Index_20_Link" text:visited-style-name="Index_20_Link">6 Проблематика<text:tab/>11</text:a></text:p>
          <text:p text:style-name="P3"><text:a xlink:type="simple" xlink:href="#__RefHeading___Toc925_2441561362" text:style-name="Index_20_Link" text:visited-style-name="Index_20_Link">6.1 Общая проблема<text:tab/>11</text:a></text:p>
          <text:p text:style-name="P3"><text:a xlink:type="simple" xlink:href="#__RefHeading___Toc927_2441561362" text:style-name="Index_20_Link" text:visited-style-name="Index_20_Link">6.2 Проблема обучающегося<text:tab/>11</text:a></text:p>
          <text:p text:style-name="P3"><text:a xlink:type="simple" xlink:href="#__RefHeading___Toc929_2441561362" text:style-name="Index_20_Link" text:visited-style-name="Index_20_Link">6.3 Проблема молодого специалиста<text:tab/>11</text:a></text:p>
          <text:p text:style-name="P3"><text:a xlink:type="simple" xlink:href="#__RefHeading___Toc931_2441561362" text:style-name="Index_20_Link" text:visited-style-name="Index_20_Link">6.4 Проблема переквалифицирующегося<text:tab/>11</text:a></text:p>
          <text:p text:style-name="P3"><text:a xlink:type="simple" xlink:href="#__RefHeading___Toc933_2441561362" text:style-name="Index_20_Link" text:visited-style-name="Index_20_Link">6.5 Проблема специалистов других профессий<text:tab/>11</text:a></text:p>
          <text:p text:style-name="P1"><text:a xlink:type="simple" xlink:href="#__RefHeading___Toc935_2441561362" text:style-name="Index_20_Link" text:visited-style-name="Index_20_Link">7 Решения проблем<text:tab/>12</text:a></text:p>
          <text:p text:style-name="P3"><text:a xlink:type="simple" xlink:href="#__RefHeading___Toc937_2441561362" text:style-name="Index_20_Link" text:visited-style-name="Index_20_Link">7.1 Решение общей проблемы<text:tab/>12</text:a></text:p>
          <text:p text:style-name="P3"><text:soft-page-break/><text:a xlink:type="simple" xlink:href="#__RefHeading___Toc939_2441561362" text:style-name="Index_20_Link" text:visited-style-name="Index_20_Link">7.2 Решение проблемы учащихся<text:tab/>12</text:a></text:p>
          <text:p text:style-name="P3"><text:a xlink:type="simple" xlink:href="#__RefHeading___Toc941_2441561362" text:style-name="Index_20_Link" text:visited-style-name="Index_20_Link">7.3 Решение проблемы молодых специалистов<text:tab/>12</text:a></text:p>
          <text:p text:style-name="P3"><text:a xlink:type="simple" xlink:href="#__RefHeading___Toc943_2441561362" text:style-name="Index_20_Link" text:visited-style-name="Index_20_Link">7.4 Решение проблемы переквалифицирующихся<text:tab/>12</text:a></text:p>
          <text:p text:style-name="P3"><text:a xlink:type="simple" xlink:href="#__RefHeading___Toc945_2441561362" text:style-name="Index_20_Link" text:visited-style-name="Index_20_Link">7.5 Решение проблемы специалистов других профессий<text:tab/>12</text:a></text:p>
          <text:p text:style-name="P1"><text:a xlink:type="simple" xlink:href="#__RefHeading___Toc897_2441561362" text:style-name="Index_20_Link" text:visited-style-name="Index_20_Link">8 Дополнительная информация<text:tab/>13</text:a></text:p>
        </text:index-body>
      </text:table-of-content>
      <text:p text:style-name="Standard"/>
      <text:h text:style-name="Heading_20_1" text:outline-level="1"><text:bookmark-start text:name="__RefHeading___Toc849_2441561362"/><text:bookmark-start text:name="_Toc55473600"/>1 Термины, используемые в документе<text:bookmark-end text:name="__RefHeading___Toc849_2441561362"/><text:bookmark-end text:name="_Toc55473600"/></text:h>
      <text:list xml:id="list2219160944" text:style-name="WWNum1">
        <text:list-item>
          <text:p text:style-name="P12">Сайт – совокупность программ для ЭВМ, доступ к которой обеспечивается посредством информационно-телекоммуникационной сети «Интернет» (далее – интернет) по доменным именам или по сетевым адресам, позволяющим идентифицировать сайты в сети «Интернет».</text:p>
        </text:list-item>
        <text:list-item>
          <text:p text:style-name="P12">CMS (Content Management System) – программный продукт, позволяющий осуществлять создание сайтов и управление контентом на сайтах.</text:p>
        </text:list-item>
        <text:list-item>
          <text:p text:style-name="P12">Wordpress – одна из CMS, написанная на языке программирования P<text:span text:style-name="T4">HP</text:span>.</text:p>
        </text:list-item>
        <text:list-item>
          <text:p text:style-name="P12">Проектный менеджмент – область знаний, включающая в себя принципы, методики, практики, фреймворки, применяемые при управлении проектами.</text:p>
        </text:list-item>
        <text:list-item>
          <text:p text:style-name="P12">Контент – текстографическое содержимое сайта, публикуемое в формате постов или страниц.</text:p>
        </text:list-item>
        <text:list-item>
          <text:p text:style-name="P12">Статья, пост, публикация – уникальная единица контента, являющаяся частью контента. Имеет дату публикации и автора.</text:p>
        </text:list-item>
        <text:list-item>
          <text:p text:style-name="P12">Страница (единица контента) – статичная информационная страница сайта, не имеющая даты публикации или автора.</text:p>
        </text:list-item>
        <text:list-item>
          <text:p text:style-name="P12">Страница сайта – результат выходных данных на запрос по определенному <text:span text:style-name="T5">URL</text:span>.</text:p>
        </text:list-item>
        <text:list-item>
          <text:p text:style-name="P12">HTTP – протокол, используемый для разработки веб-сайтов, открываемых в браузере пользователя.</text:p>
        </text:list-item>
        <text:list-item>
          <text:p text:style-name="P12">БД (База Данных) – программный продукт, осуществляющий управление данными, а также предоставляющий <text:span text:style-name="T4">API</text:span> для работы с ними.</text:p>
        </text:list-item>
        <text:list-item>
          <text:p text:style-name="P12">Сайдбар – блок сайта, расположенный справа или слева от основного содержимого страницы, состоит из виджетов.</text:p>
        </text:list-item>
      </text:list>
      <text:h text:style-name="Heading_20_1" text:outline-level="1"><text:bookmark-start text:name="__RefHeading___Toc851_2441561362"/><text:bookmark-start text:name="_Toc55473601"/><text:bookmark-start text:name="_Toc52722531"/>2 Общие положения<text:bookmark-end text:name="__RefHeading___Toc851_2441561362"/><text:bookmark-end text:name="_Toc55473601"/><text:bookmark-end text:name="_Toc52722531"/></text:h>
      <text:h text:style-name="Heading_20_2" text:outline-level="2"><text:bookmark-start text:name="__RefHeading___Toc853_2441561362"/><text:bookmark-start text:name="_Toc55473602"/>2.1 Основание для разработки программы<text:bookmark-end text:name="__RefHeading___Toc853_2441561362"/><text:bookmark-end text:name="_Toc55473602"/></text:h>
      <text:p text:style-name="Standard">Разработка настоящего документа предусмотрена техническим заданием №1 от <text:span text:style-name="T15">15.10.2020 на сайт «Информационный портал о проектном менеджменте» (далее – «техническое задание»), эскизным проектом №1 от 22.10.2020, (далее – «эскизный проект»), а также техническим проектом №1 от 22.10.2020 (далее – «технический проект»).</text:span></text:p>
      <text:p text:style-name="Standard"/>
      <text:h text:style-name="Heading_20_2" text:outline-level="2"><text:bookmark-start text:name="__RefHeading___Toc855_2441561362"/><text:bookmark-start text:name="_Toc55473603"/><text:bookmark-start text:name="_Toc52722532"/>2.2 Название проекта<text:bookmark-end text:name="__RefHeading___Toc855_2441561362"/><text:bookmark-end text:name="_Toc55473603"/><text:bookmark-end text:name="_Toc52722532"/></text:h>
      <text:p text:style-name="Standard">Полное наименование проекта: информационный портал «Проектный менеджмент простым языком».</text:p>
      <text:p text:style-name="Standard">Краткое наименование проекта: «<text:span text:style-name="T15">Информационный портал о проектном менеджменте».</text:span></text:p>
      <text:p text:style-name="Standard"><text:span text:style-name="T15">Далее – сайт.</text:span></text:p>
      <text:p text:style-name="P23"/>
      <text:h text:style-name="Heading_20_2" text:outline-level="2"><text:bookmark-start text:name="__RefHeading___Toc857_2441561362"/><text:bookmark-start text:name="_Toc55473604"/><text:bookmark-start text:name="_Toc52722533"/>2.3 <text:bookmark-end text:name="_Toc52722533"/>Заказчики<text:bookmark-end text:name="__RefHeading___Toc857_2441561362"/><text:bookmark-end text:name="_Toc55473604"/></text:h>
      <text:p text:style-name="Standard">Надзор за выполнением проекта осуществляют:</text:p>
      <text:list xml:id="list110909722908693" text:continue-list="list2219160944" text:style-name="WWNum13">
        <text:list-item text:start-value="1">
          <text:p text:style-name="P13">Смирнова Юлия Владимировна – куратор проекта, ФГБОУ ВО «Московский Политехнический Университет».</text:p>
        </text:list-item>
        <text:list-item text:style-override="WWNum1">
          <text:p text:style-name="P12">Даньшина Марина Владимировна, заместитель декана факультета информационных технологий, ФГБОУ ВО «Московский Политехнический Университет».</text:p>
        </text:list-item>
        <text:list-item text:style-override="WWNum1">
          <text:p text:style-name="P12">Логачёв Максим Сергеевич, руководитель образовательной программы КИС, ФГБОУ ВО «Московский Политехнический Университет».</text:p>
        </text:list-item>
      </text:list>
      <text:p text:style-name="Standard"/>
      <text:h text:style-name="Heading_20_2" text:outline-level="2"><text:bookmark-start text:name="__RefHeading___Toc859_2441561362"/><text:bookmark-start text:name="_Toc55473605"/>2.4 Разработчики<text:bookmark-end text:name="__RefHeading___Toc859_2441561362"/><text:bookmark-end text:name="_Toc55473605"/></text:h>
      <text:p text:style-name="Standard">Команда разработки состоит из следующих специалистов:</text:p>
      <text:list xml:id="list110909447407345" text:continue-list="list110909722908693" text:style-name="WWNum14">
        <text:list-item text:start-value="1">
          <text:p text:style-name="P14">Наконечный Павел - менеджер проекта и технический писатель;</text:p>
        </text:list-item>
        <text:list-item text:style-override="WWNum1">
          <text:p text:style-name="P12"><text:soft-page-break/>Сидоров Вадим – веб-разработчик;</text:p>
        </text:list-item>
        <text:list-item text:style-override="WWNum1">
          <text:p text:style-name="P12">Руднев Никита – веб-разработчик.</text:p>
        </text:list-item>
      </text:list>
      <text:p text:style-name="P22"/>
      <text:h text:style-name="Heading_20_2" text:outline-level="2"><text:bookmark-start text:name="__RefHeading___Toc861_2441561362"/><text:bookmark-start text:name="_Toc55473641"/>2.5 Порядок оформления и предъявления заказчику результатов работ<text:bookmark-end text:name="__RefHeading___Toc861_2441561362"/><text:bookmark-end text:name="_Toc55473641"/></text:h>
      <text:p text:style-name="Standard">Порядок оформления и предъявления заказчику результатов работ определен регламентом Проектной деятельности на факультете информационных технологий ФГБОУ ВО «Московский Политехнический Университет» (<text:a xlink:type="simple" xlink:href="https://pd.fit.mospolytech.ru/" text:style-name="Default_20_Style" text:visited-style-name="Default_20_Style">https://pd.fit.mospolytech.ru</text:a>).</text:p>
      <text:h text:style-name="Heading_20_1" text:outline-level="1"><text:bookmark-start text:name="__RefHeading___Toc863_2441561362"/><text:bookmark-start text:name="_Toc55473606"/><text:bookmark-start text:name="_Toc52722534"/>3 Назначение и цели создания <text:bookmark-end text:name="_Toc52722534"/>системы<text:bookmark-end text:name="__RefHeading___Toc863_2441561362"/><text:bookmark-end text:name="_Toc55473606"/></text:h>
      <text:h text:style-name="Heading_20_2" text:outline-level="2"><text:bookmark-start text:name="__RefHeading___Toc865_2441561362"/><text:bookmark-start text:name="_Toc55473607"/>3.1 Назначение системы<text:bookmark-end text:name="__RefHeading___Toc865_2441561362"/><text:bookmark-end text:name="_Toc55473607"/></text:h>
      <text:p text:style-name="Standard">Осуществление автоматизации доступа к информации о проектном менеджменте при помощи сайта.</text:p>
      <text:p text:style-name="P34"/>
      <text:h text:style-name="Heading_20_2" text:outline-level="2"><text:bookmark-start text:name="__RefHeading___Toc867_2441561362"/><text:bookmark-start text:name="_Toc55473608"/><text:bookmark-start text:name="_Toc52722535"/>3.2 Цели <text:bookmark-end text:name="_Toc52722535"/>создания системы<text:bookmark-end text:name="__RefHeading___Toc867_2441561362"/><text:bookmark-end text:name="_Toc55473608"/></text:h>
      <text:list xml:id="list110909169038241" text:continue-list="list110909447407345" text:style-name="WWNum15">
        <text:list-item text:start-value="1">
          <text:p text:style-name="P15">Предоставление образовательной информации о проектном менеджменте на русском языке.</text:p>
        </text:list-item>
        <text:list-item text:style-override="WWNum16">
          <text:p text:style-name="P16">Предоставление информации о новшествах в области проектного менеджмента.</text:p>
        </text:list-item>
        <text:list-item text:style-override="WWNum17">
          <text:p text:style-name="P17">Площадка для публикации статей о проектном менеджменте.</text:p>
        </text:list-item>
        <text:list-item text:style-override="WWNum18">
          <text:p text:style-name="P18">Получение опыт работы с CMS Wordpress, разработки на JS, PHP, HTML, CSS, навыки написания проектной документации и внутренних организационно-распорядительных документов, опыт работы с большим объемом текстографического контента, важные навыки работы в команде.</text:p>
        </text:list-item>
      </text:list>
      <text:p text:style-name="Standard"/>
      <text:h text:style-name="Heading_20_2" text:outline-level="2"><text:bookmark-start text:name="__RefHeading___Toc869_2441561362"/><text:bookmark-start text:name="_Toc55473609"/><text:bookmark-start text:name="_Toc52722536"/>3.3 <text:bookmark-end text:name="_Toc52722536"/>Критерии достижения целей<text:bookmark-end text:name="__RefHeading___Toc869_2441561362"/><text:bookmark-end text:name="_Toc55473609"/></text:h>
      <text:p text:style-name="Standard">Для реализации поставленных целей система должна решать следующие задачи:</text:p>
      <text:list xml:id="list110909495498318" text:continue-list="list110909169038241" text:style-name="WWNum19">
        <text:list-item text:start-value="1">
          <text:p text:style-name="P19">Создание программный продукт (портал), позволяющий самостоятельно изучить теоретические основы проектного менеджмента.</text:p>
        </text:list-item>
        <text:list-item text:style-override="WWNum20">
          <text:p text:style-name="P20">Наполнение портал современной информацией о проектном менеджменте.</text:p>
        </text:list-item>
      </text:list>
      <text:p text:style-name="Standard"/>
      <text:p text:style-name="Standard"/>
      <text:h text:style-name="Heading_20_1" text:outline-level="1"><text:bookmark-start text:name="__RefHeading___Toc871_2441561362"/><text:bookmark-start text:name="_Toc55473610"/>4<text:bookmark-end text:name="_Toc55473610"/><text:span text:style-name="T16"> Сегменты целевой аудитории</text:span><text:bookmark-end text:name="__RefHeading___Toc871_2441561362"/></text:h>
      <text:p text:style-name="Standard">Целевую аудиторию проекта можно условно разделить на следующие сегменты:</text:p>
      <text:list xml:id="list2608254012" text:style-name="WWNum11">
        <text:list-item>
          <text:p text:style-name="P24">Обучающиеся (студенты учебных заведений), желающие <text:span text:style-name="T10">получить</text:span> профессиональные компетенции проектного менеджера.</text:p>
        </text:list-item>
        <text:list-item>
          <text:p text:style-name="P24">Молодые специалисты, желающие получить дополнительные навыки в области.</text:p>
        </text:list-item>
        <text:list-item>
          <text:p text:style-name="P24">Представители других профессий, меняющие сферу деятельности на проектный менеджмент (далее - переквалифицирующиеся).</text:p>
        </text:list-item>
        <text:list-item>
          <text:p text:style-name="P24"><text:span text:style-name="T10">Специалисты других профессий</text:span>, изучающие проектный менеджмент в целях повышения собственной эффективности (развитие <text:span text:style-name="T4">soft skills).</text:span></text:p>
        </text:list-item>
      </text:list>
      <text:h text:style-name="Heading_20_1" text:outline-level="1"><text:bookmark-start text:name="__RefHeading___Toc911_2441561362"/>5 Портреты аудиторий<text:bookmark-end text:name="__RefHeading___Toc911_2441561362"/></text:h>
      <text:h text:style-name="Heading_20_2" text:outline-level="2"><text:bookmark-start text:name="__RefHeading___Toc913_2441561362"/>5.1 Общие характеристики<text:bookmark-end text:name="__RefHeading___Toc913_2441561362"/></text:h>
      <text:p text:style-name="Standard">Демографические признаки: русскоязычная аудитория, владение английским не позволяет свободно обращаться к первоисточникам.</text:p>
      <text:p text:style-name="Standard"/>
      <text:h text:style-name="Heading_20_2" text:outline-level="2"><text:bookmark-start text:name="__RefHeading___Toc915_2441561362"/>5.2 Обучающиеся<text:bookmark-end text:name="__RefHeading___Toc915_2441561362"/></text:h>
      <text:p text:style-name="Standard">Демографические признаки: до 25 лет.</text:p>
      <text:p text:style-name="Standard">Образование: неоконченное высшее.</text:p>
      <text:p text:style-name="Standard">Ценности: карьера, профессиональный рост, компетенции.</text:p>
      <text:p text:style-name="Standard">Потребности в информации: <text:span text:style-name="T10">руководства с нуля</text:span>, способы получения: поиск (конкретные запросы), сайты с циклами руководств, книги с руководствами.</text:p>
      <text:p text:style-name="Standard"><text:span text:style-name="T17">Что влияет на выбор: качество контента, стилистика, </text:span><text:span text:style-name="T10">понятность.</text:span></text:p>
      <text:p text:style-name="Standard"><text:span text:style-name="T12"/></text:p>
      <text:h text:style-name="Heading_20_2" text:outline-level="2"><text:bookmark-start text:name="__RefHeading___Toc917_2441561362"/>5.3 Молодые специалисты<text:bookmark-end text:name="__RefHeading___Toc917_2441561362"/></text:h>
      <text:p text:style-name="Standard">Демографические признаки: от 2<text:span text:style-name="T10">2</text:span> до 30.</text:p>
      <text:p text:style-name="Standard">Образование: высшее неполное и высшее полное.</text:p>
      <text:p text:style-name="Standard">Ценности: карьера, профессиональный рост, компетенции, полезность компании.</text:p>
      <text:p text:style-name="Standard">Потребности в информации: <text:span text:style-name="T10">статьи по узким тематикам</text:span>, способы получения: сайты (Хабр и др.), поиск (конкретные запросы), профильные сообщества (<text:span text:style-name="T11">Telegram</text:span>, <text:span text:style-name="T4">FB), </text:span><text:span text:style-name="T17">профессиональная литература.</text:span></text:p>
      <text:p text:style-name="Standard"><text:span text:style-name="T17">Что влияет на выбор: качество контента, стилистика, соответствие информации позиции читателя, соответствие информации международным сертификациям.</text:span></text:p>
      <text:p text:style-name="Standard"><text:span text:style-name="T17">Доход: от 40 до 80 тысяч рублей в месяц.</text:span></text:p>
      <text:p text:style-name="Standard"><text:span text:style-name="T17"/></text:p>
      <text:h text:style-name="Heading_20_2" text:outline-level="2"><text:bookmark-start text:name="__RefHeading___Toc919_2441561362"/>5.4 Переквалифицирующиеся<text:bookmark-end text:name="__RefHeading___Toc919_2441561362"/></text:h>
      <text:p text:style-name="Standard">Демографические признаки: до 50 лет.</text:p>
      <text:p text:style-name="Standard"><text:soft-page-break/>Образование: <text:span text:style-name="T10">неполное высшее и выше</text:span></text:p>
      <text:p text:style-name="Standard">Ценности: <text:span text:style-name="T10">доход, призвание.</text:span></text:p>
      <text:p text:style-name="Standard">Потребности в информации: <text:span text:style-name="T10">руководства с нуля</text:span>, способы получения: поиск (конкретные запросы), сайты с циклами руководств, книги с руководствами.</text:p>
      <text:p text:style-name="Standard"><text:span text:style-name="T17">Что влияет на выбор: качество контента, стилистика, </text:span><text:span text:style-name="T10">понятность.</text:span></text:p>
      <text:p text:style-name="Standard"><text:span text:style-name="T10">Доход: ниже 40-80 тысяч рублей в месяц.</text:span></text:p>
      <text:p text:style-name="Standard"><text:span text:style-name="T10"/></text:p>
      <text:h text:style-name="Heading_20_2" text:outline-level="2"><text:bookmark-start text:name="__RefHeading___Toc921_2441561362"/>5.5 <text:span text:style-name="T9">Специалисты других профессий</text:span><text:bookmark-end text:name="__RefHeading___Toc921_2441561362"/></text:h>
      <text:p text:style-name="Standard">Демографические признаки: до 50 лет.</text:p>
      <text:p text:style-name="Standard">Образование: <text:span text:style-name="T10">неполное высшее и выше</text:span></text:p>
      <text:p text:style-name="Standard">Ценности: <text:span text:style-name="T10">личный рост.</text:span></text:p>
      <text:p text:style-name="Standard">Потребности в информации: <text:span text:style-name="T10">методики и техники</text:span>, способы получения: сайты (Хабр и др.), поиск (конкретные запросы).</text:p>
      <text:p text:style-name="Standard">Что влияет на выбор: качество контента, стилистика, понятность.</text:p>
      <text:p text:style-name="Standard">Доход: от 20 тысяч рублей в месяц.</text:p>
      <text:h text:style-name="Heading_20_1" text:outline-level="1"><text:bookmark-start text:name="__RefHeading___Toc923_2441561362"/>6 Проблематика<text:bookmark-end text:name="__RefHeading___Toc923_2441561362"/></text:h>
      <text:h text:style-name="Heading_20_2" text:outline-level="2"><text:bookmark-start text:name="__RefHeading___Toc925_2441561362"/>6.1 Общая проблема<text:bookmark-end text:name="__RefHeading___Toc925_2441561362"/></text:h>
      <text:p text:style-name="Standard">Общая нехватка русскоязычной информации по стремительно развивающейся отрасли.</text:p>
      <text:p text:style-name="Standard"/>
      <text:h text:style-name="Heading_20_2" text:outline-level="2"><text:bookmark-start text:name="__RefHeading___Toc927_2441561362"/>6.2 Проблема обучающегося<text:bookmark-end text:name="__RefHeading___Toc927_2441561362"/></text:h>
      <text:p text:style-name="Standard"><text:span text:style-name="T10">Отсутствие образовательных программ, готовящих проектных менеджеров. Управленцам не дают необходимую техническую базу, а технарям — социоэкономическую. Знаний из университета не хватает для конкуренции на рынке труда. Иногда проектный менеджмент нужен для студенческих проектов или подработок.</text:span></text:p>
      <text:p text:style-name="Standard"><text:span text:style-name="T10"/></text:p>
      <text:h text:style-name="Heading_20_2" text:outline-level="2"><text:bookmark-start text:name="__RefHeading___Toc929_2441561362"/>6.3 Проблема молодого специалиста<text:bookmark-end text:name="__RefHeading___Toc929_2441561362"/></text:h>
      <text:p text:style-name="Standard">Специалист достиг того уровня, когда видео на ютубе и дешевые курсы не дают ему новых знаний, но до уровня гуру ещё далеко. Ему приходится самостоятельно собирать новые приёмы и методики по крупицам из книг и интернета.</text:p>
      <text:p text:style-name="Standard"/>
      <text:h text:style-name="Heading_20_2" text:outline-level="2"><text:bookmark-start text:name="__RefHeading___Toc931_2441561362"/>6.4 Проблема переквалифицирующегося<text:bookmark-end text:name="__RefHeading___Toc931_2441561362"/></text:h>
      <text:p text:style-name="Standard">У переквалифицирующегося есть опыт <text:span text:style-name="T10">работы</text:span>, который может пригодиться ему в проектном менеджменте. Или помешать обучению. Важно помочь ему перенести навыки (если это возможно) и ускорить переподготовку.</text:p>
      <text:p text:style-name="Standard"/>
      <text:h text:style-name="P11" text:outline-level="2"><text:bookmark-start text:name="__RefHeading___Toc933_2441561362"/>6.5 Проблема специалистов других профессий<text:bookmark-end text:name="__RefHeading___Toc933_2441561362"/></text:h>
      <text:p text:style-name="Standard">В сутках слишком мало часов, чтобы всё успевать. Нужен личностный рост, рост эффективности труда. Компетенции проектного менеджмента могут использоваться для горизонтального роста.</text:p>
      <text:h text:style-name="Heading_20_1" text:outline-level="1"><text:bookmark-start text:name="__RefHeading___Toc935_2441561362"/>7 Решения проблем<text:bookmark-end text:name="__RefHeading___Toc935_2441561362"/></text:h>
      <text:h text:style-name="Heading_20_2" text:outline-level="2"><text:bookmark-start text:name="__RefHeading___Toc937_2441561362"/>7.1 <text:span text:style-name="T9">Решение общей проблемы</text:span><text:bookmark-end text:name="__RefHeading___Toc937_2441561362"/></text:h>
      <text:p text:style-name="Standard">Создать сайт, на котором предоставить много квалифицированной информации по проектному менеджменту на русском языке.</text:p>
      <text:p text:style-name="Standard"/>
      <text:h text:style-name="Heading_20_2" text:outline-level="2"><text:bookmark-start text:name="__RefHeading___Toc939_2441561362"/>7.2 Решение проблемы учащихся<text:bookmark-end text:name="__RefHeading___Toc939_2441561362"/></text:h>
      <text:p text:style-name="Standard">Изложить простым и доступным языком в серии руководств или курсов основы проектного менеджмента. Более подробно покрыть определенные практические аспекты.</text:p>
      <text:p text:style-name="Standard"/>
      <text:h text:style-name="Heading_20_2" text:outline-level="2"><text:bookmark-start text:name="__RefHeading___Toc941_2441561362"/>7.3 Решение проблемы молодых специалистов<text:bookmark-end text:name="__RefHeading___Toc941_2441561362"/></text:h>
      <text:p text:style-name="Standard">Написать профессиональные статьи на узкие тематики, основываясь на квалифицированных источниках (например, <text:span text:style-name="T4">PMBOK Guide). </text:span><text:span text:style-name="T17">Изложить опыт других специалистов в решении рабочих проблем.</text:span></text:p>
      <text:p text:style-name="Standard"><text:span text:style-name="T17"/></text:p>
      <text:h text:style-name="Heading_20_2" text:outline-level="2"><text:bookmark-start text:name="__RefHeading___Toc943_2441561362"/>7.4 Решение проблемы переквалифицирующихся<text:bookmark-end text:name="__RefHeading___Toc943_2441561362"/></text:h>
      <text:p text:style-name="Standard">Изложить простым и доступным языком в серии руководств или курсов основы проектного менеджмента. Более подробно покрыть определенные практические аспекты. Добавить возможность пропускать разделы, если они не нужны читателю.</text:p>
      <text:p text:style-name="Standard"/>
      <text:h text:style-name="Heading_20_2" text:outline-level="2"><text:bookmark-start text:name="__RefHeading___Toc945_2441561362"/>7.5 Решение проблемы специалистов других профессий<text:bookmark-end text:name="__RefHeading___Toc945_2441561362"/></text:h>
      <text:p text:style-name="Standard">В отдельном разделе изложить все практические методики для увеличения персональной эффективности. Приложить руководства по личному росту. Сайт должен стать заменой коуча.</text:p>
      <text:h text:style-name="Heading_20_1" text:outline-level="1"><text:bookmark-start text:name="__RefHeading___Toc897_2441561362"/><text:span text:style-name="T16">8</text:span><text:bookmark-start text:name="_Toc55473623"/> Дополнительная информация<text:bookmark-end text:name="__RefHeading___Toc897_2441561362"/><text:bookmark-end text:name="_Toc55473623"/></text:h>
      <text:list xml:id="list110910493150457" text:continue-list="list110909495498318" text:style-name="WWNum21">
        <text:list-item text:start-value="1">
          <text:p text:style-name="P21">Изменения в настоящий документ вносятся по соглашению сторон на основании дополнительных соглашений.</text:p>
        </text:list-item>
        <text:list-item text:style-override="WWNum1">
          <text:p text:style-name="P12">По любым вопросам трактовки текста можно обращаться к автору документа: Наконечный Павел, sneakbug8@gmail.co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tru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tru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tru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true" fo:text-align="center" style:justify-single-word="false" fo:keep-together="always" fo:break-before="page" fo:keep-with-next="always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style:contextual-spacing="true" fo:text-align="start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text-align="start" style:justify-single-word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auto-update="true" style:default-outline-level="" style:list-style-name="WWNum1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true" fo:line-height="108%" fo:text-indent="0cm" style:auto-text-indent="false" fo:break-before="auto" fo:break-after="auto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true" fo:text-indent="1.251cm" style:auto-text-indent="false"/>
    </style:style>
    <style:style style:name="Изображение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wrap_5f_indent" style:display-name="wrap_indent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Изображение_20_Знак" style:display-name="Изображе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0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3</text:page-number></text:p>
        <text:p text:style-name="Footer"/>
      </style:footer>
    </style:master-page>
    <style:master-page style:name="Converted2" style:page-layout-name="Mpm1" style:next-style-name="Converted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57:00</meta:creation-date>
    <meta:initial-creator>RePack by Diakov</meta:initial-creator>
    <dc:language>ru-RU</dc:language>
    <dc:date>2020-12-10T11:09:08.719000000</dc:date>
    <meta:editing-cycles>139</meta:editing-cycles>
    <meta:editing-duration>PT3H42M11S</meta:editing-duration>
    <meta:generator>LibreOffice/7.0.3.1$Windows_X86_64 LibreOffice_project/d7547858d014d4cf69878db179d326fc3483e082</meta:generator>
    <meta:document-statistic meta:table-count="1" meta:image-count="0" meta:object-count="0" meta:page-count="13" meta:paragraph-count="142" meta:word-count="1200" meta:character-count="9530" meta:non-whitespace-character-count="848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